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4.49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mo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3</text:p>
          </table:table-cell>
          <table:table-cell table:style-name="ce1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Yaw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FB</text:p>
          </table:table-cell>
          <table:table-cell table:style-name="ce1"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Using mobile ph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D</text:p>
          </table:table-cell>
          <table:table-cell table:style-name="ce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Eating or drink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4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igns of falling asle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tigue driving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strac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0</text:p>
          </table:table-cell>
          <table:table-cell table:style-name="ce1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Driver identifi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river not identifi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fasten seat bel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B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abotage(camera blocke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mmobile he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55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string" calcext:value-type="string">
            <text:p>frequent blinkin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77</text:p>
          </table:table-cell>
          <table:table-cell table:style-name="ce1" office:value-type="float" office:value="119" calcext:value-type="float">
            <text:p>119</text:p>
          </table:table-cell>
        </table:table-row>
        <table:table-row table:style-name="ro1">
          <table:table-cell table:style-name="ce1" office:value-type="string" calcext:value-type="string">
            <text:p>Rubbing the eye with the h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tigue driving warning</text:p>
          </table:table-cell>
          <table:table-cell office:value-type="string" calcext:value-type="string">
            <text:p>0x66</text:p>
          </table:table-cell>
          <table:table-cell table:style-name="ce1" office:value-type="float" office:value="102" calcext:value-type="float">
            <text:p>102</text:p>
          </table:table-cell>
        </table:table-row>
        <table:table-row table:style-name="ro1">
          <table:table-cell table:style-name="ce1" office:value-type="string" calcext:value-type="string">
            <text:p>Closed eyes/looking dow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Danger warning, Collision warning, </text:span>Rollover warning, Fatigue driving</text:p>
          </table:table-cell>
          <table:table-cell office:value-type="string" calcext:value-type="string">
            <text:p>0x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mera DSM is los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amera ADAS is los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failure</text:p>
          </table:table-cell>
          <table:table-cell office:value-type="string" calcext:value-type="string">
            <text:p>0x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otential collision with pedestri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1" office:value-type="string" calcext:value-type="string">
            <text:p>Danger of frontal collisio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Danger distans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nger warning, Collision warning</text:p>
          </table:table-cell>
          <table:table-cell office:value-type="string" calcext:value-type="string">
            <text:p>0x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ce1" office:value-type="string" calcext:value-type="string">
            <text:p>lane departur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anger warning</text:p>
          </table:table-cell>
          <table:table-cell office:value-type="string" calcext:value-type="string">
            <text:p>0x4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racker event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ollision warning</text:p>
          </table:table-cell>
          <table:table-cell office:value-type="string" calcext:value-type="string">
            <text:p>0x88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3:45:34.8386474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1T15:38:47.961823888</meta:creation-date>
    <dc:date>2025-08-21T13:54:59.726254155</dc:date>
    <meta:editing-duration>P1DT5H57M13S</meta:editing-duration>
    <meta:editing-cycles>12</meta:editing-cycles>
    <meta:generator>LibreOffice/25.2.4.3$Linux_X86_64 LibreOffice_project/33e196637044ead23f5c3226cde09b47731f7e27</meta:generator>
    <meta:document-statistic meta:table-count="1" meta:cell-count="105" meta:object-count="0"/>
  </office:meta>
</office:document-meta>
</file>